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objectwithoutfill">
      <style:graphic-properties svg:stroke-width="0.053cm" svg:stroke-color="#ff3333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cc9999" draw:textarea-vertical-align="middle"/>
    </style:style>
    <style:style style:name="gr8" style:family="graphic" style:parent-style-name="standard">
      <style:graphic-properties svg:stroke-width="0.053cm" svg:stroke-color="#ff3333" draw:marker-start-width="0.279cm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fill="solid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8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P4" style:family="paragraph">
      <style:paragraph-properties fo:text-align="center"/>
      <style:text-properties fo:font-style="italic"/>
    </style:style>
    <style:style style:name="P5" style:family="paragraph">
      <style:paragraph-properties fo:text-align="start"/>
      <style:text-properties fo:font-style="italic"/>
    </style:style>
    <style:style style:name="P6" style:family="paragraph">
      <style:paragraph-properties fo:text-align="end"/>
      <style:text-properties fo:font-size="12pt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1" draw:id="id1" draw:layer="layout" svg:width="5cm" svg:height="10cm" svg:x="1cm" svg:y="4cm">
          <draw:glue-point draw:id="4" svg:x="5cm" svg:y="-3cm"/>
          <draw:glue-point draw:id="5" svg:x="5cm" svg:y="-2cm"/>
          <draw:glue-point draw:id="6" svg:x="5cm" svg:y="-1cm"/>
          <draw:glue-point draw:id="7" svg:x="5cm" svg:y="0cm"/>
          <draw:glue-point draw:id="8" svg:x="5.002cm" svg:y="1cm"/>
          <draw:glue-point draw:id="9" svg:x="5.002cm" svg:y="2cm"/>
          <draw:glue-point draw:id="10" svg:x="5cm" svg:y="3cm"/>
          <text:p text:style-name="P1"><text:span text:style-name="T1">Arduino</text:span></text:p>
          <text:p text:style-name="P1"><text:span text:style-name="T2">MEGA</text:span></text:p>
          <text:p text:style-name="P1"><text:span text:style-name="T2">2560</text:span></text:p>
        </draw:rect>
        <draw:rect draw:style-name="gr1" draw:text-style-name="P1" xml:id="id2" draw:id="id2" draw:layer="layout" svg:width="4cm" svg:height="8cm" svg:x="9cm" svg:y="5cm">
          <draw:glue-point draw:id="4" svg:x="-5cm" svg:y="-3.75cm"/>
          <draw:glue-point draw:id="5" svg:x="-5cm" svg:y="-2.5cm"/>
          <draw:glue-point draw:id="6" svg:x="-5cm" svg:y="-1.25cm"/>
          <draw:glue-point draw:id="7" svg:x="-5cm" svg:y="0cm"/>
          <draw:glue-point draw:id="8" svg:x="-5cm" svg:y="1.25cm"/>
          <draw:glue-point draw:id="9" svg:x="-5cm" svg:y="2.5cm"/>
          <draw:glue-point draw:id="10" svg:x="-5cm" svg:y="3.75cm"/>
          <draw:glue-point draw:id="11" svg:x="5cm" svg:y="1.25cm"/>
          <draw:glue-point draw:id="12" svg:x="5cm" svg:y="-1.25cm"/>
          <text:p text:style-name="P1"><text:span text:style-name="T1">MCP2515</text:span></text:p>
          <text:p text:style-name="P1"><text:span text:style-name="T2">Dev. Board</text:span></text:p>
        </draw:rect>
        <draw:rect draw:style-name="gr1" draw:text-style-name="P2" xml:id="id4" draw:id="id4" draw:layer="layout" svg:width="4cm" svg:height="5cm" svg:x="16cm" svg:y="6.5cm">
          <draw:glue-point draw:id="4" svg:x="-5cm" svg:y="-2cm"/>
          <draw:glue-point draw:id="5" svg:x="-5cm" svg:y="2cm"/>
          <draw:glue-point draw:id="6" svg:x="-2.5cm" svg:y="5cm"/>
          <draw:glue-point draw:id="7" svg:x="2.5cm" svg:y="5cm"/>
          <text:p text:style-name="P2"><text:span text:style-name="T1">ECU</text:span></text:p>
        </draw:rect>
        <draw:connector draw:style-name="gr2" draw:text-style-name="P1" draw:layer="layout" svg:x1="6cm" svg:y1="7cm" svg:x2="9cm" svg:y2="7cm" draw:start-shape="id1" draw:start-glue-point="5" draw:end-shape="id2" draw:end-glue-point="5" svg:d="M6000 7000h3000">
          <text:p/>
        </draw:connector>
        <draw:connector draw:style-name="gr2" draw:text-style-name="P1" draw:layer="layout" svg:x1="6cm" svg:y1="8cm" svg:x2="9cm" svg:y2="8cm" draw:start-shape="id1" draw:start-glue-point="6" draw:end-shape="id2" draw:end-glue-point="6" svg:d="M6000 8000h3000">
          <text:p/>
        </draw:connector>
        <draw:connector draw:style-name="gr2" draw:text-style-name="P1" draw:layer="layout" svg:x1="9cm" svg:y1="9cm" svg:x2="6cm" svg:y2="9cm" draw:start-shape="id2" draw:start-glue-point="7" draw:end-shape="id1" draw:end-glue-point="7" svg:d="M9000 9000h-3000">
          <text:p/>
        </draw:connector>
        <draw:connector draw:style-name="gr2" draw:text-style-name="P1" draw:layer="layout" svg:x1="6cm" svg:y1="10cm" svg:x2="9cm" svg:y2="10cm" draw:start-shape="id1" draw:start-glue-point="8" draw:end-shape="id2" draw:end-glue-point="8" svg:d="M6000 10000h3000">
          <text:p/>
        </draw:connector>
        <draw:frame draw:style-name="gr3" draw:text-style-name="P3" draw:layer="layout" svg:width="3cm" svg:height="1cm" svg:x="6cm" svg:y="5cm">
          <draw:text-box>
            <text:p text:style-name="P3">Int</text:p>
          </draw:text-box>
        </draw:frame>
        <draw:frame draw:style-name="gr3" draw:text-style-name="P4" xml:id="id3" draw:id="id3" draw:layer="layout" svg:width="3cm" svg:height="1cm" svg:x="6cm" svg:y="6cm">
          <draw:text-box>
            <text:p text:style-name="P4">SCK</text:p>
          </draw:text-box>
        </draw:frame>
        <draw:frame draw:style-name="gr3" draw:text-style-name="P4" draw:layer="layout" svg:width="3cm" svg:height="1cm" svg:x="6cm" svg:y="7cm">
          <draw:text-box>
            <text:p text:style-name="P4">MOSI</text:p>
          </draw:text-box>
        </draw:frame>
        <draw:frame draw:style-name="gr3" draw:text-style-name="P4" draw:layer="layout" svg:width="3cm" svg:height="1cm" svg:x="6cm" svg:y="8cm">
          <draw:text-box>
            <text:p text:style-name="P4">MISO</text:p>
          </draw:text-box>
        </draw:frame>
        <draw:frame draw:style-name="gr3" draw:text-style-name="P4" draw:layer="layout" svg:width="3cm" svg:height="1cm" svg:x="6cm" svg:y="9cm">
          <draw:text-box>
            <text:p text:style-name="P4">CS</text:p>
          </draw:text-box>
        </draw:frame>
        <draw:connector draw:style-name="gr2" draw:text-style-name="P1" draw:layer="layout" svg:x1="9cm" svg:y1="6.5cm" svg:x2="9cm" svg:y2="6.5cm" draw:start-shape="id3" draw:end-shape="id3" svg:d="M9000 6500z">
          <text:p/>
        </draw:connector>
        <draw:connector draw:style-name="gr2" draw:text-style-name="P1" draw:layer="layout" svg:x1="9cm" svg:y1="6cm" svg:x2="6cm" svg:y2="6cm" draw:start-shape="id2" draw:start-glue-point="4" draw:end-shape="id1" draw:end-glue-point="4" svg:d="M9000 6000h-3000">
          <text:p/>
        </draw:connector>
        <draw:connector draw:style-name="gr4" draw:text-style-name="P1" draw:layer="layout" svg:x1="6cm" svg:y1="11cm" svg:x2="9cm" svg:y2="11cm" draw:start-shape="id1" draw:start-glue-point="9" draw:end-shape="id2" draw:end-glue-point="9" svg:d="M6000 11000h3000">
          <text:p/>
        </draw:connector>
        <draw:connector draw:style-name="gr5" draw:text-style-name="P1" draw:layer="layout" svg:x1="6cm" svg:y1="12cm" svg:x2="9cm" svg:y2="12cm" draw:start-shape="id1" draw:start-glue-point="10" draw:end-shape="id2" draw:end-glue-point="10" svg:d="M6000 12000h3000">
          <text:p/>
        </draw:connector>
        <draw:frame draw:style-name="gr3" draw:text-style-name="P4" draw:layer="layout" svg:width="3cm" svg:height="1cm" svg:x="6cm" svg:y="10cm">
          <draw:text-box>
            <text:p text:style-name="P4">Vcc</text:p>
          </draw:text-box>
        </draw:frame>
        <draw:frame draw:style-name="gr3" draw:text-style-name="P4" draw:layer="layout" svg:width="3cm" svg:height="1cm" svg:x="6cm" svg:y="11cm">
          <draw:text-box>
            <text:p text:style-name="P4">GND</text:p>
          </draw:text-box>
        </draw:frame>
        <draw:connector draw:style-name="gr6" draw:text-style-name="P1" draw:layer="layout" svg:x1="13cm" svg:y1="8cm" svg:x2="16cm" svg:y2="8cm" draw:start-shape="id2" draw:start-glue-point="12" draw:end-shape="id4" draw:end-glue-point="4" svg:d="M13000 8000h3000">
          <text:p/>
        </draw:connector>
        <draw:connector draw:style-name="gr6" draw:text-style-name="P1" draw:layer="layout" svg:x1="13cm" svg:y1="10cm" svg:x2="16cm" svg:y2="10cm" draw:start-shape="id2" draw:start-glue-point="11" draw:end-shape="id4" draw:end-glue-point="5" svg:d="M13000 10000h3000">
          <text:p/>
        </draw:connector>
        <draw:frame draw:style-name="gr3" draw:text-style-name="P3" draw:layer="layout" svg:width="3cm" svg:height="1cm" svg:x="13cm" svg:y="7cm">
          <draw:text-box>
            <text:p text:style-name="P3">CAN_H</text:p>
          </draw:text-box>
        </draw:frame>
        <draw:frame draw:style-name="gr3" draw:text-style-name="P3" draw:layer="layout" svg:width="3cm" svg:height="1cm" svg:x="13cm" svg:y="9cm">
          <draw:text-box>
            <text:p text:style-name="P3">CAN_L</text:p>
          </draw:text-box>
        </draw:frame>
        <draw:rect draw:style-name="gr7" draw:text-style-name="P1" xml:id="id5" draw:id="id5" draw:layer="layout" svg:width="3cm" svg:height="3cm" svg:x="9cm" svg:y="14cm">
          <draw:glue-point draw:id="4" svg:x="5cm" svg:y="-1.666cm"/>
          <draw:glue-point draw:id="5" svg:x="5cm" svg:y="1.666cm"/>
          <text:p text:style-name="P1">12Vdc</text:p>
        </draw:rect>
        <draw:connector draw:style-name="gr8" draw:text-style-name="P1" draw:layer="layout" svg:x1="12cm" svg:y1="15.001cm" svg:x2="17cm" svg:y2="11.5cm" draw:start-shape="id5" draw:start-glue-point="4" draw:end-shape="id4" draw:end-glue-point="6" svg:d="M12000 15001h5000v-3501">
          <text:p/>
        </draw:connector>
        <draw:connector draw:style-name="gr9" draw:text-style-name="P1" draw:layer="layout" svg:x1="12cm" svg:y1="15.999cm" svg:x2="19cm" svg:y2="11.5cm" draw:start-shape="id5" draw:start-glue-point="5" draw:end-shape="id4" draw:end-glue-point="7" svg:d="M12000 15999h7000v-4499">
          <text:p/>
        </draw:connector>
        <draw:frame draw:style-name="gr3" draw:text-style-name="P5" draw:layer="layout" svg:width="3cm" svg:height="1cm" svg:x="12cm" svg:y="14cm">
          <draw:text-box>
            <text:p text:style-name="P5">Vcc Ecu</text:p>
          </draw:text-box>
        </draw:frame>
        <draw:frame draw:style-name="gr3" draw:text-style-name="P5" draw:layer="layout" svg:width="5cm" svg:height="1cm" svg:x="12cm" svg:y="15cm">
          <draw:text-box>
            <text:p text:style-name="P5">GND Ecu</text:p>
          </draw:text-box>
        </draw:frame>
        <draw:rect draw:style-name="gr10" draw:text-style-name="P2" xml:id="id6" draw:id="id6" draw:layer="layout" svg:width="2cm" svg:height="2cm" svg:x="17cm" svg:y="1cm">
          <text:p text:style-name="P2"><text:span text:style-name="T1">PC</text:span></text:p>
        </draw:rect>
        <draw:connector draw:style-name="gr6" draw:text-style-name="P1" draw:layer="layout" svg:x1="18cm" svg:y1="6.5cm" svg:x2="18cm" svg:y2="3cm" draw:start-shape="id4" draw:start-glue-point="0" draw:end-shape="id6" draw:end-glue-point="2" svg:d="M18000 6500v-3500">
          <text:p/>
        </draw:connector>
        <draw:frame draw:style-name="gr3" draw:text-style-name="P3" draw:layer="layout" svg:width="3cm" svg:height="1cm" draw:transform="rotate (1.5707963267946) translate (17cm 6.3cm)">
          <draw:text-box>
            <text:p text:style-name="P3">RS485</text:p>
          </draw:text-box>
        </draw:frame>
        <draw:frame draw:style-name="gr11" draw:text-style-name="P6" draw:layer="layout" svg:width="2cm" svg:height="1.063cm" svg:x="4cm" svg:y="11.5cm">
          <draw:text-box>
            <text:p text:style-name="P6">GND</text:p>
          </draw:text-box>
        </draw:frame>
        <draw:frame draw:style-name="gr11" draw:text-style-name="P6" draw:layer="layout" svg:width="2cm" svg:height="1.063cm" svg:x="4cm" svg:y="10.437cm">
          <draw:text-box>
            <text:p text:style-name="P6">5V</text:p>
          </draw:text-box>
        </draw:frame>
        <draw:frame draw:style-name="gr11" draw:text-style-name="P6" draw:layer="layout" svg:width="2cm" svg:height="1.063cm" svg:x="4cm" svg:y="9.4cm">
          <draw:text-box>
            <text:p text:style-name="P6">9</text:p>
          </draw:text-box>
        </draw:frame>
        <draw:frame draw:style-name="gr11" draw:text-style-name="P6" draw:layer="layout" svg:width="2cm" svg:height="1.063cm" svg:x="4cm" svg:y="8.337cm">
          <draw:text-box>
            <text:p text:style-name="P6">50</text:p>
          </draw:text-box>
        </draw:frame>
        <draw:frame draw:style-name="gr11" draw:text-style-name="P6" draw:layer="layout" svg:width="2cm" svg:height="1.063cm" svg:x="4cm" svg:y="7.437cm">
          <draw:text-box>
            <text:p text:style-name="P6">51</text:p>
          </draw:text-box>
        </draw:frame>
        <draw:frame draw:style-name="gr11" draw:text-style-name="P6" draw:layer="layout" svg:width="2cm" svg:height="1.063cm" svg:x="4cm" svg:y="6.475cm">
          <draw:text-box>
            <text:p text:style-name="P6">52</text:p>
          </draw:text-box>
        </draw:frame>
        <draw:frame draw:style-name="gr11" draw:text-style-name="P6" draw:layer="layout" svg:width="2cm" svg:height="1.063cm" svg:x="4cm" svg:y="5.4cm">
          <draw:text-box>
            <text:p text:style-name="P6"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15T17:13:54.66</meta:creation-date>
    <dc:date>2018-05-15T17:40:13.40</dc:date>
    <meta:editing-duration>PT11M8S</meta:editing-duration>
    <meta:editing-cycles>1</meta:editing-cycles>
    <meta:document-statistic meta:object-count="37"/>
    <meta:generator>OpenOffice/4.1.3$Win32 OpenOffice.org_project/413m1$Build-9783</meta:generator>
  </office:meta>
</office:document-meta>
</file>